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Arial" svg:font-family="Arial" style:font-family-generic="swiss"/>
    <style:font-face style:name="DejaVu Sans2" svg:font-family="'DejaVu Sans'" style:font-family-generic="swiss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8e1d4" officeooo:paragraph-rsid="0008e1d4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095202" officeooo:paragraph-rsid="00095202" style:font-weight-asian="bold" style:font-weight-complex="bold"/>
    </style:style>
    <style:style style:name="P3" style:family="paragraph" style:parent-style-name="Standard">
      <style:text-properties style:font-name="Arial" fo:font-weight="bold" officeooo:rsid="0004c3dc" officeooo:paragraph-rsid="00095202" style:font-weight-asian="bold" style:font-weight-complex="bold"/>
    </style:style>
    <style:style style:name="P4" style:family="paragraph" style:parent-style-name="Standard">
      <style:text-properties style:font-name="Arial" fo:font-weight="bold" officeooo:rsid="0008e1d4" officeooo:paragraph-rsid="0004c3dc" style:font-weight-asian="bold" style:font-weight-complex="bold"/>
    </style:style>
    <style:style style:name="P5" style:family="paragraph" style:parent-style-name="Standard" style:list-style-name="L3">
      <style:text-properties style:font-name="Arial" fo:font-weight="bold" officeooo:rsid="0008e1d4" officeooo:paragraph-rsid="0008e1d4" style:font-weight-asian="bold" style:font-weight-complex="bold"/>
    </style:style>
    <style:style style:name="P6" style:family="paragraph" style:parent-style-name="Standard">
      <style:text-properties style:font-name="Arial" fo:font-weight="bold" officeooo:rsid="0008e1d4" officeooo:paragraph-rsid="0008e1d4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rsid="0004c3dc" officeooo:paragraph-rsid="0004c3dc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0663da" officeooo:paragraph-rsid="000663d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072edf" officeooo:paragraph-rsid="00072edf" style:font-weight-asian="bold" style:font-weight-complex="bold"/>
    </style:style>
    <style:style style:name="P10" style:family="paragraph" style:parent-style-name="Standard" style:list-style-name="L4">
      <style:paragraph-properties fo:line-height="100%"/>
      <style:text-properties fo:font-weight="normal" officeooo:rsid="000dace3" officeooo:paragraph-rsid="0011b9b1" style:font-weight-asian="normal" style:font-weight-complex="normal"/>
    </style:style>
    <style:style style:name="P11" style:family="paragraph" style:parent-style-name="Standard">
      <style:paragraph-properties fo:line-height="100%"/>
      <style:text-properties fo:font-weight="normal" officeooo:rsid="000dace3" officeooo:paragraph-rsid="000dace3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Cantarell" fo:font-style="normal" style:text-underline-style="none" style:font-name-asian="Cantarell" style:font-style-asian="normal" style:font-name-complex="Cantarell" style:font-style-complex="normal"/>
    </style:style>
    <style:style style:name="T3" style:family="text">
      <style:text-properties style:font-name="Cantarell" fo:font-style="normal" style:text-underline-style="none" officeooo:rsid="00095202" style:font-name-asian="Cantarell" style:font-style-asian="normal" style:font-name-complex="Cantarell" style:font-style-complex="normal"/>
    </style:style>
    <style:style style:name="T4" style:family="text">
      <style:text-properties style:font-name="Cantarell" fo:font-style="normal" style:font-name-asian="Cantarell" style:font-style-asian="normal" style:font-name-complex="Cantarel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095202"/>
    </style:style>
    <style:style style:name="T7" style:family="text">
      <style:text-properties officeooo:rsid="000f2cb4"/>
    </style:style>
    <style:style style:name="T8" style:family="text">
      <style:text-properties officeooo:rsid="00104a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2ª Atividade </text:span><text:span text:style-name="T3">–</text:span> TGS</text:p>
      <text:p text:style-name="P4"/>
      <text:p text:style-name="P1">Consulta:</text:p>
      <text:list xml:id="list9215532712826786174" text:style-name="L3">
        <text:list-item>
          <text:p text:style-name="P5"><text:span text:style-name="T5">Artigo </text:span><text:span text:style-name="T2">– As empresas são grandes coleções de processos</text:span></text:p>
        </text:list-item>
        <text:list-item>
          <text:p text:style-name="P5"><text:span text:style-name="T2">Slides Parte II: Gestão de processos</text:span></text:p>
        </text:list-item>
      </text:list>
      <text:p text:style-name="P6"/>
      <text:p text:style-name="P2"><text:span text:style-name="T4">Exercícios</text:span></text:p>
      <text:p text:style-name="P7"/>
      <text:p text:style-name="P7"><text:span text:style-name="T1">1. Conceitue corretamente o que vem a ser Processo</text:span></text:p>
      <text:list xml:id="list5180912788738585715" text:style-name="L4">
        <text:list-item>
          <text:p text:style-name="P10">Conjunto de <text:span text:style-name="T7">passos e </text:span>ações integradas e ordenadas <text:span text:style-name="T8">realizadas numa sequência lógica com o objetivo de produzir </text:span>produtos, serviços e/ou informações <text:span text:style-name="T8">para grupos específicos de clientes</text:span>.</text:p>
        </text:list-item>
      </text:list>
      <text:p text:style-name="P11"/>
      <text:p text:style-name="P7"/>
      <text:p text:style-name="P7"><text:span text:style-name="T1">2. Quais são os cinco modelos básicos de processos empresariais e suas finalidades? Exemplifique cada um deles</text:span></text:p>
      <text:p text:style-name="P7"/>
      <text:p text:style-name="P7"><text:span text:style-name="T1">3. O que vem a ser um processo não fabril</text:span></text:p>
      <text:p text:style-name="P7"/>
      <text:p text:style-name="P7"><text:span text:style-name="T1">4. Como podemos classificar os processos empresariais? Destaque a sua importância</text:span></text:p>
      <text:p text:style-name="P7"/>
      <text:p text:style-name="P7"><text:span text:style-name="T1">5. Quais são as características essenciais dos processos empresariais?</text:span></text:p>
      <text:p text:style-name="P7"/>
      <text:p text:style-name="P7"><text:span text:style-name="T1">6. Explique a diferença entre processos verticais e processos horizontais</text:span></text:p>
      <text:p text:style-name="P7"/>
      <text:p text:style-name="P7"><text:span text:style-name="T1">7. O que significa mudar a estrutura funcional de uma empresa para uma estrutura por processos?</text:span></text:p>
      <text:p text:style-name="P7"/>
      <text:p text:style-name="P7"><text:span text:style-name="T1">8. Explique o que cem a ser Gestão por Processos?</text:span></text:p>
      <text:p text:style-name="P7"/>
      <text:p text:style-name="P7"><text:span text:style-name="T1">9. Criar documentos, rotinas, normas, procedimentos e instruções para tudo o que se faz numa organização pode engessar a organização e por outro lado adotar esse procedimento para as atividades essenciais pode não resolver o problema. O que devemos fazer então nesse caso?</text:span></text:p>
      <text:p text:style-name="P7"/>
      <text:p text:style-name="P8"><text:span text:style-name="T1">10. Como podemos identificar os processos nas organizações?</text:span></text:p>
      <text:p text:style-name="P8"/>
      <text:p text:style-name="P8"><text:span text:style-name="T1">11. O entendimento sobre como os processos podem ser logicamente organizados e fisicamente estruturados contribui muito par sua melhor compreensão e gestão da organização com foco nos processos. Apresente graficamente como ocorre a Hierarquia de Processos</text:span></text:p>
      <text:p text:style-name="P8"/>
      <text:p text:style-name="P8"><text:span text:style-name="T1">12. Explique o que vem a ser unidades de negócios e os processos-chaves na gestão de processos</text:span></text:p>
      <text:p text:style-name="P8"/>
      <text:p text:style-name="P8"><text:span text:style-name="T1">13. Explique o vem a ser sistema de gestão integrada de processos?</text:span></text:p>
      <text:p text:style-name="P8"/>
      <text:p text:style-name="P8"><text:span text:style-name="T1">14. Quais são os componentes da documentação de processos-chaves</text:span></text:p>
      <text:p text:style-name="P8"/>
      <text:p text:style-name="P8"><text:span text:style-name="T1">15. O que vem a ser modelagem de processos?</text:span></text:p>
      <text:p text:style-name="P8"><text:soft-page-break/></text:p>
      <text:p text:style-name="P9"><text:span text:style-name="T1">16. Explique <text:s/>como podemos representar os processos na modelagem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Arial" svg:font-family="Arial" style:font-family-generic="swiss"/>
    <style:font-face style:name="DejaVu Sans2" svg:font-family="'DejaVu Sans'" style:font-family-generic="swiss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Padrã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10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  <style:tab-stop style:position="26.92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line-through-type="none" style:font-name="DejaVu Sans" fo:font-family="'DejaVu Sans'" style:font-family-generic="roman" style:font-pitch="variable" fo:font-size="4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303cm" fo:margin-right="0cm" fo:margin-top="0.106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ejaVu Sans" fo:font-family="'DejaVu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" fo:font-family="'DejaVu Sans'" style:font-family-generic="roman" style:font-pitch="variable" fo:font-size="18pt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.10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  <style:tab-stop style:position="26.92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ítulo1_7e_LT_7e_Gliederung_20_1" style:display-name="Título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2_7e_LT_7e_Gliederung_20_1" style:display-name="Título2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Gliederung_20_2" style:display-name="Título2~LT~Gliederung 2" style:family="paragraph" style:parent-style-name="Título2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2_7e_LT_7e_Gliederung_20_3" style:display-name="Título2~LT~Gliederung 3" style:family="paragraph" style:parent-style-name="Título2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2_7e_LT_7e_Gliederung_20_4" style:display-name="Título2~LT~Gliederung 4" style:family="paragraph" style:parent-style-name="Título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5" style:display-name="Título2~LT~Gliederung 5" style:family="paragraph" style:parent-style-name="Título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6" style:display-name="Título2~LT~Gliederung 6" style:family="paragraph" style:parent-style-name="Título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7" style:display-name="Título2~LT~Gliederung 7" style:family="paragraph" style:parent-style-name="Título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8" style:display-name="Título2~LT~Gliederung 8" style:family="paragraph" style:parent-style-name="Título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9" style:display-name="Título2~LT~Gliederung 9" style:family="paragraph" style:parent-style-name="Título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Titel" style:display-name="Título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Untertitel" style:display-name="Título2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Notizen" style:display-name="Título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Hintergrundobjekte" style:display-name="Título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2_7e_LT_7e_Hintergrund" style:display-name="Título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3_7e_LT_7e_Gliederung_20_1" style:display-name="Título3~LT~Gliederung 1" style:family="paragraph" style:default-outline-level="">
      <style:paragraph-properties fo:margin-left="0cm" fo:margin-right="0cm" fo:margin-top="0.10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  <style:tab-stop style:position="26.92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Gliederung_20_2" style:display-name="Título3~LT~Gliederung 2" style:family="paragraph" style:parent-style-name="Título3_7e_LT_7e_Gliederung_20_1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3_7e_LT_7e_Gliederung_20_3" style:display-name="Título3~LT~Gliederung 3" style:family="paragraph" style:parent-style-name="Título3_7e_LT_7e_Gliederung_20_2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3_7e_LT_7e_Gliederung_20_4" style:display-name="Título3~LT~Gliederung 4" style:family="paragraph" style:parent-style-name="Título3_7e_LT_7e_Gliederung_20_3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3_7e_LT_7e_Gliederung_20_5" style:display-name="Título3~LT~Gliederung 5" style:family="paragraph" style:parent-style-name="Título3_7e_LT_7e_Gliederung_20_4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6" style:display-name="Título3~LT~Gliederung 6" style:family="paragraph" style:parent-style-name="Título3_7e_LT_7e_Gliederung_20_5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7" style:display-name="Título3~LT~Gliederung 7" style:family="paragraph" style:parent-style-name="Título3_7e_LT_7e_Gliederung_20_6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8" style:display-name="Título3~LT~Gliederung 8" style:family="paragraph" style:parent-style-name="Título3_7e_LT_7e_Gliederung_20_7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9" style:display-name="Título3~LT~Gliederung 9" style:family="paragraph" style:parent-style-name="Título3_7e_LT_7e_Gliederung_20_8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Titel" style:display-name="Título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line-through-type="none" style:font-name="DejaVu Sans" fo:font-family="'DejaVu Sans'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Untertitel" style:display-name="Título3~LT~Untertitel" style:family="paragraph" style:default-outline-level="">
      <style:paragraph-properties fo:margin-left="0.303cm" fo:margin-right="0cm" fo:margin-top="0.106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Notizen" style:display-name="Título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Hintergrundobjekte" style:display-name="Título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3_7e_LT_7e_Hintergrund" style:display-name="Título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4_7e_LT_7e_Gliederung_20_1" style:display-name="Título4~LT~Gliederung 1" style:family="paragraph" style:default-outline-level="">
      <style:paragraph-properties fo:margin-left="0cm" fo:margin-right="0cm" fo:margin-top="0.10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  <style:tab-stop style:position="26.92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Gliederung_20_2" style:display-name="Título4~LT~Gliederung 2" style:family="paragraph" style:parent-style-name="Título4_7e_LT_7e_Gliederung_20_1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4_7e_LT_7e_Gliederung_20_3" style:display-name="Título4~LT~Gliederung 3" style:family="paragraph" style:parent-style-name="Título4_7e_LT_7e_Gliederung_20_2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4_7e_LT_7e_Gliederung_20_4" style:display-name="Título4~LT~Gliederung 4" style:family="paragraph" style:parent-style-name="Título4_7e_LT_7e_Gliederung_20_3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4_7e_LT_7e_Gliederung_20_5" style:display-name="Título4~LT~Gliederung 5" style:family="paragraph" style:parent-style-name="Título4_7e_LT_7e_Gliederung_20_4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6" style:display-name="Título4~LT~Gliederung 6" style:family="paragraph" style:parent-style-name="Título4_7e_LT_7e_Gliederung_20_5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7" style:display-name="Título4~LT~Gliederung 7" style:family="paragraph" style:parent-style-name="Título4_7e_LT_7e_Gliederung_20_6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8" style:display-name="Título4~LT~Gliederung 8" style:family="paragraph" style:parent-style-name="Título4_7e_LT_7e_Gliederung_20_7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9" style:display-name="Título4~LT~Gliederung 9" style:family="paragraph" style:parent-style-name="Título4_7e_LT_7e_Gliederung_20_8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Titel" style:display-name="Título4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line-through-type="none" style:font-name="DejaVu Sans" fo:font-family="'DejaVu Sans'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Untertitel" style:display-name="Título4~LT~Untertitel" style:family="paragraph" style:default-outline-level="">
      <style:paragraph-properties fo:margin-left="0.303cm" fo:margin-right="0cm" fo:margin-top="0.106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Notizen" style:display-name="Título4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Hintergrundobjekte" style:display-name="Título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4_7e_LT_7e_Hintergrund" style:display-name="Título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5_7e_LT_7e_Gliederung_20_1" style:display-name="Título5~LT~Gliederung 1" style:family="paragraph" style:default-outline-level="">
      <style:paragraph-properties fo:margin-left="0cm" fo:margin-right="0cm" fo:margin-top="0.106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26cm"/>
          <style:tab-stop style:position="4.066cm"/>
          <style:tab-stop style:position="6.606cm"/>
          <style:tab-stop style:position="9.146cm"/>
          <style:tab-stop style:position="11.686cm"/>
          <style:tab-stop style:position="14.226cm"/>
          <style:tab-stop style:position="16.766cm"/>
          <style:tab-stop style:position="19.306cm"/>
          <style:tab-stop style:position="21.846cm"/>
          <style:tab-stop style:position="24.386cm"/>
          <style:tab-stop style:position="26.92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Gliederung_20_2" style:display-name="Título5~LT~Gliederung 2" style:family="paragraph" style:parent-style-name="Título5_7e_LT_7e_Gliederung_20_1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5_7e_LT_7e_Gliederung_20_3" style:display-name="Título5~LT~Gliederung 3" style:family="paragraph" style:parent-style-name="Título5_7e_LT_7e_Gliederung_20_2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5_7e_LT_7e_Gliederung_20_4" style:display-name="Título5~LT~Gliederung 4" style:family="paragraph" style:parent-style-name="Título5_7e_LT_7e_Gliederung_20_3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outline="false" style:text-line-through-style="none" style:text-line-through-type="none" style:font-name="DejaVu Sans" fo:font-family="'DejaVu San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5_7e_LT_7e_Gliederung_20_5" style:display-name="Título5~LT~Gliederung 5" style:family="paragraph" style:parent-style-name="Título5_7e_LT_7e_Gliederung_20_4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6" style:display-name="Título5~LT~Gliederung 6" style:family="paragraph" style:parent-style-name="Título5_7e_LT_7e_Gliederung_20_5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7" style:display-name="Título5~LT~Gliederung 7" style:family="paragraph" style:parent-style-name="Título5_7e_LT_7e_Gliederung_20_6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8" style:display-name="Título5~LT~Gliederung 8" style:family="paragraph" style:parent-style-name="Título5_7e_LT_7e_Gliederung_20_7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9" style:display-name="Título5~LT~Gliederung 9" style:family="paragraph" style:parent-style-name="Título5_7e_LT_7e_Gliederung_20_8" style:default-outline-level="">
      <style:paragraph-properties fo:margin-left="0cm" fo:margin-right="0cm" fo:margin-top="0.106cm" fo:margin-bottom="0cm" loext:contextual-spacing="false" fo:line-height="100%" fo:text-align="start" style:justify-single-word="false" fo:text-indent="0cm" style:auto-text-indent="fals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Titel" style:display-name="Título5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line-through-type="none" style:font-name="DejaVu Sans" fo:font-family="'DejaVu Sans'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Untertitel" style:display-name="Título5~LT~Untertitel" style:family="paragraph" style:default-outline-level="">
      <style:paragraph-properties fo:margin-left="0.303cm" fo:margin-right="0cm" fo:margin-top="0.106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Notizen" style:display-name="Título5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Hintergrundobjekte" style:display-name="Título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5_7e_LT_7e_Hintergrund" style:display-name="Título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6_7e_LT_7e_Gliederung_20_1" style:display-name="Título6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Gliederung_20_2" style:display-name="Título6~LT~Gliederung 2" style:family="paragraph" style:parent-style-name="Título6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6_7e_LT_7e_Gliederung_20_3" style:display-name="Título6~LT~Gliederung 3" style:family="paragraph" style:parent-style-name="Título6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6_7e_LT_7e_Gliederung_20_4" style:display-name="Título6~LT~Gliederung 4" style:family="paragraph" style:parent-style-name="Título6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5" style:display-name="Título6~LT~Gliederung 5" style:family="paragraph" style:parent-style-name="Título6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6" style:display-name="Título6~LT~Gliederung 6" style:family="paragraph" style:parent-style-name="Título6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7" style:display-name="Título6~LT~Gliederung 7" style:family="paragraph" style:parent-style-name="Título6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8" style:display-name="Título6~LT~Gliederung 8" style:family="paragraph" style:parent-style-name="Título6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9" style:display-name="Título6~LT~Gliederung 9" style:family="paragraph" style:parent-style-name="Título6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Titel" style:display-name="Título6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Untertitel" style:display-name="Título6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Notizen" style:display-name="Título6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Hintergrundobjekte" style:display-name="Título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6_7e_LT_7e_Hintergrund" style:display-name="Título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7_7e_LT_7e_Gliederung_20_1" style:display-name="Título7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Gliederung_20_2" style:display-name="Título7~LT~Gliederung 2" style:family="paragraph" style:parent-style-name="Título7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7_7e_LT_7e_Gliederung_20_3" style:display-name="Título7~LT~Gliederung 3" style:family="paragraph" style:parent-style-name="Título7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7_7e_LT_7e_Gliederung_20_4" style:display-name="Título7~LT~Gliederung 4" style:family="paragraph" style:parent-style-name="Título7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5" style:display-name="Título7~LT~Gliederung 5" style:family="paragraph" style:parent-style-name="Título7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6" style:display-name="Título7~LT~Gliederung 6" style:family="paragraph" style:parent-style-name="Título7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7" style:display-name="Título7~LT~Gliederung 7" style:family="paragraph" style:parent-style-name="Título7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8" style:display-name="Título7~LT~Gliederung 8" style:family="paragraph" style:parent-style-name="Título7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9" style:display-name="Título7~LT~Gliederung 9" style:family="paragraph" style:parent-style-name="Título7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Titel" style:display-name="Título7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Untertitel" style:display-name="Título7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Notizen" style:display-name="Título7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Hintergrundobjekte" style:display-name="Título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7_7e_LT_7e_Hintergrund" style:display-name="Título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6-11-01T10:10:29.129243852</meta:creation-date>
    <dc:date>2016-11-01T11:17:53.514850467</dc:date>
    <dc:creator>douglas </dc:creator>
    <meta:editing-duration>PT1H7M19S</meta:editing-duration>
    <meta:editing-cycles>14</meta:editing-cycles>
    <meta:generator>LibreOffice/4.3.3.2$Linux_X86_64 LibreOffice_project/430m0$Build-2</meta:generator>
    <meta:document-statistic meta:table-count="0" meta:image-count="0" meta:object-count="0" meta:page-count="2" meta:paragraph-count="22" meta:word-count="283" meta:character-count="1799" meta:non-whitespace-character-count="1538"/>
  </office:meta>
</office:document-meta>
</file>